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de01d" officeooo:paragraph-rsid="000de0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re MCC devices in the kernel?</text:p>
      <text:p text:style-name="Standard"/>
      <text:p text:style-name="Standard">MCC samples a little over done. Different</text:p>
      <text:p text:style-name="Standard"/>
      <text:p text:style-name="Standard">Their README.md is great</text:p>
      <text:p text:style-name="Standard">Example per task is nice. I think I would create a common src for getting a device handle.</text:p>
      <text:p text:style-name="Standard"/>
      <text:p text:style-name="Standard">commit notes don't inspire confidence.</text:p>
      <text:p text:style-name="Standard"/>
      <text:p text:style-name="Standard">documentation rocks</text:p>
      <text:p text:style-name="Standard"/>
      <text:p text:style-name="Standard">https://github.com/wjasper/Linux_Drivers (Is probably worth emulating) First commit in 2016</text:p>
      <text:p text:style-name="Standard"/>
      <text:p text:style-name="Standard">Q: Under Ubuntu, the drivers compile correctly, but do not load. I can not run the test-pci* program.</text:p>
      <text:p text:style-name="Standard">A: Recent versions of Ubuntu are now shipping with the COMEDI drivers. These are a set of data acquistion drivers for a variety of boards that conflict with my drivers. The drivers in question may look like cb_* or 8255_pci. Type lsmod -vv | grep cb or lspci -vv to see the names of the driver associated with your board. Then go to /etc/modprobe.d/blacklist.conf and add the line</text:p>
      <text:p text:style-name="Standard"/>
      <text:p text:style-name="Standard">blacklist 8255_pci (or whatever the name of the kernel module is)</text:p>
      <text:p text:style-name="Standard">update-initramfs -u</text:p>
      <text:p text:style-name="Standard">Then run</text:p>
      <text:p text:style-name="Standard"/>
      <text:p text:style-name="Standard"><text:s/>$ depmod -a </text:p>
      <text:p text:style-name="Standard">and reboot. After reboot, use lsmod is see if the drivers are gone. If not, seach the web blacklisting kernel modules.</text:p>
      <text:p text:style-name="Standard"/>
      <text:p text:style-name="Standard"/>
      <text:p text:style-name="Standard"/>
      <text:p text:style-name="P1">ACCES SITE:</text:p>
      <text:p text:style-name="P1"/>
      <text:p text:style-name="P1"><text:a xlink:type="simple" xlink:href="https://accesio.com/?p=/software/driveros.html" text:style-name="Internet_20_link" text:visited-style-name="Visited_20_Internet_20_Link">https://accesio.com/?p=/software/driveros.html</text:a> references using port i/o should be replaced with /dev/port. has broken link to <text:a xlink:type="simple" xlink:href="https://accesio.com/?p=/software/linuxserial.html" text:style-name="Internet_20_link" text:visited-style-name="Visited_20_Internet_20_Link">https://accesio.com/?p=/software/linuxserial.html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7:33:44.822391415</meta:creation-date>
    <dc:date>2019-03-14T17:55:57.522550683</dc:date>
    <meta:editing-duration>PT12M2S</meta:editing-duration>
    <meta:editing-cycles>1</meta:editing-cycles>
    <meta:document-statistic meta:table-count="0" meta:image-count="0" meta:object-count="0" meta:page-count="1" meta:paragraph-count="16" meta:word-count="193" meta:character-count="1224" meta:non-whitespace-character-count="1045"/>
    <meta:generator>LibreOffice/6.0.6.2$Linux_X86_64 LibreOffice_project/00m0$Build-2</meta:generator>
  </office:meta>
</office:document-meta>
</file>